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ba528" officeooo:paragraph-rsid="001ba528"/>
    </style:style>
    <style:style style:name="P2" style:family="paragraph" style:parent-style-name="Standard">
      <style:text-properties officeooo:rsid="001ba528" officeooo:paragraph-rsid="001f31a1"/>
    </style:style>
    <style:style style:name="P3" style:family="paragraph" style:parent-style-name="Standard">
      <style:text-properties officeooo:rsid="001f31a1" officeooo:paragraph-rsid="001f31a1"/>
    </style:style>
    <style:style style:name="P4" style:family="paragraph" style:parent-style-name="Standard">
      <style:text-properties officeooo:rsid="001f31a1" officeooo:paragraph-rsid="0025203f"/>
    </style:style>
    <style:style style:name="P5" style:family="paragraph" style:parent-style-name="Standard">
      <style:text-properties officeooo:rsid="001f31a1" officeooo:paragraph-rsid="00305e82"/>
    </style:style>
    <style:style style:name="P6" style:family="paragraph" style:parent-style-name="Standard">
      <style:text-properties officeooo:rsid="00369bc8" officeooo:paragraph-rsid="00369bc8"/>
    </style:style>
    <style:style style:name="P7" style:family="paragraph" style:parent-style-name="Standard">
      <style:text-properties officeooo:rsid="00369bc8" officeooo:paragraph-rsid="0025203f"/>
    </style:style>
    <style:style style:name="P8" style:family="paragraph" style:parent-style-name="Standard">
      <style:text-properties officeooo:rsid="002a6aff" officeooo:paragraph-rsid="003e68d1"/>
    </style:style>
    <style:style style:name="P9" style:family="paragraph" style:parent-style-name="Standard">
      <style:text-properties officeooo:rsid="001ba528" officeooo:paragraph-rsid="001ba528"/>
    </style:style>
    <style:style style:name="P10" style:family="paragraph" style:parent-style-name="Standard" style:list-style-name="L1">
      <style:text-properties officeooo:rsid="001f31a1" officeooo:paragraph-rsid="00305e82"/>
    </style:style>
    <style:style style:name="P11" style:family="paragraph" style:parent-style-name="Standard" style:list-style-name="L1">
      <style:text-properties officeooo:rsid="00305e82" officeooo:paragraph-rsid="00305e82"/>
    </style:style>
    <style:style style:name="P12" style:family="paragraph" style:parent-style-name="Standard" style:list-style-name="L2">
      <style:text-properties officeooo:rsid="00305e82" officeooo:paragraph-rsid="00305e82"/>
    </style:style>
    <style:style style:name="P13" style:family="paragraph" style:parent-style-name="Standard" style:list-style-name="L2">
      <style:text-properties officeooo:rsid="00305e82" officeooo:paragraph-rsid="00320870"/>
    </style:style>
    <style:style style:name="P14" style:family="paragraph" style:parent-style-name="Standard" style:list-style-name="L2">
      <style:text-properties officeooo:rsid="00320870" officeooo:paragraph-rsid="00320870"/>
    </style:style>
    <style:style style:name="P15" style:family="paragraph" style:parent-style-name="Standard" style:list-style-name="L2">
      <style:text-properties officeooo:rsid="003e5212" officeooo:paragraph-rsid="003e5212"/>
    </style:style>
    <style:style style:name="P16" style:family="paragraph" style:parent-style-name="Standard">
      <style:text-properties fo:color="#ff3333" fo:font-weight="bold" officeooo:rsid="00401488" officeooo:paragraph-rsid="00401488" style:font-weight-asian="bold" style:font-weight-complex="bold"/>
    </style:style>
    <style:style style:name="T1" style:family="text">
      <style:text-properties officeooo:rsid="001d3aec"/>
    </style:style>
    <style:style style:name="T2" style:family="text">
      <style:text-properties officeooo:rsid="002d4351"/>
    </style:style>
    <style:style style:name="T3" style:family="text">
      <style:text-properties officeooo:rsid="002ed954"/>
    </style:style>
    <style:style style:name="T4" style:family="text">
      <style:text-properties officeooo:rsid="0033c616"/>
    </style:style>
    <style:style style:name="T5" style:family="text">
      <style:text-properties officeooo:rsid="0033d826"/>
    </style:style>
    <style:style style:name="T6" style:family="text">
      <style:text-properties officeooo:rsid="00355341"/>
    </style:style>
    <style:style style:name="T7" style:family="text">
      <style:text-properties officeooo:rsid="003bb6fa"/>
    </style:style>
    <style:style style:name="T8" style:family="text">
      <style:text-properties officeooo:rsid="003e68d1"/>
    </style:style>
    <style:style style:name="T9" style:family="text">
      <style:text-properties officeooo:rsid="00401488"/>
    </style:style>
    <style:style style:name="T10" style:family="text">
      <style:text-properties fo:color="#ff3333" officeooo:rsid="00401488"/>
    </style:style>
    <style:style style:name="T11" style:family="text">
      <style:text-properties fo:color="#ff3333" fo:font-weight="bold" officeooo:rsid="00401488"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jour Monsieur Gsteiger,</text:p>
      <text:p text:style-name="P1"/>
      <text:p text:style-name="P8">J'ai trouvé votre adresse sur le site <text:a xlink:type="simple" xlink:href="http://www.cecb.ch/" text:style-name="Internet_20_link" text:visited-style-name="Visited_20_Internet_20_Link"><text:span text:style-name="T8">http://www.cecb.ch</text:span></text:a><text:span text:style-name="T8"> en tant qu'expert CECB</text:span>. <text:span text:style-name="T2">J'aurais quelques questions concernant la rénovation d'une maison.</text:span></text:p>
      <text:p text:style-name="P1"/>
      <text:p text:style-name="P1">Je suis devenu propriétaire de la maison située au <text:span text:style-name="T11">&lt;&gt;</text:span>. Je suis actuellement en train de réfléchir aux travaux que je vais devoir entreprendre dans les prochains mois et années, en vu de conserver la maison en bon état mais également pour en augmenter le confort et faire baisser la facture énergétique.</text:p>
      <text:p text:style-name="P1"/>
      <text:p text:style-name="P1">La maison a été construite en 1924:</text:p>
      <text:p text:style-name="P1">- la toiture et la couverture sont d'origine. La couverture devra être changée assez rapidement, car les tuiles sont poreuses et cassent facilement, afin d'éviter d'éventuelles infiltrations <text:span text:style-name="T3">(il y a déjà eu ce genre de problème), la charpente est en parfait état</text:span>.</text:p>
      <text:p text:style-name="P1">- les fenêtres ont été changées en l'an 2000 par du double vitrage</text:p>
      <text:p text:style-name="P1">- les murs sont en moellons recouverts d'un crépi et ne sont pas isolés</text:p>
      <text:p text:style-name="P1">- il n'y a pas <text:span text:style-name="T4">d</text:span>'isolation présente dans la maison</text:p>
      <text:p text:style-name="P1"/>
      <text:p text:style-name="P1">Les problématiques auxquelles je suis confronté sont les suivantes:</text:p>
      <text:p text:style-name="P1">- <text:span text:style-name="T1">le toit n'est pas isolé du tout et une pièce+entrée est aménagée et chauffée dans les combles, deux pièces supplémentaires sont aménageables mais non chauffées.</text:span></text:p>
      <text:p text:style-name="P1">- <text:span text:style-name="T1">les murs de deux pièces à vivre (chambres d'enfants) qui donnent sur l'est et le nord sont extrêmement froids et les pièces sont difficiles à chauffer en hiver.</text:span></text:p>
      <text:p text:style-name="P1">- <text:span text:style-name="T1">la consommation de mazout pour le chauffage et l'eau chaude avoisinne en moyenne 6000L par an, bien qu'une nouvelle chaudière à mazout à condensation ait été installée il y a un an.</text:span></text:p>
      <text:p text:style-name="P1">- je ne veux pas <text:span text:style-name="T8">(et dans une certaine mesure ne peut pas)</text:span> changer l'aspect extérieur de la maison, c'est cette esthétique qui m'a fait acheter cette maison, s'il devait y avoir des travaux d'isolation périphériques à faire, je voudrais m'assurer de pouvoir trouver un artisan capable de conserver <text:span text:style-name="T1">l'esthétique extérieure quasi-intacte (solutions à trouver pour: pierre d'angles, volets battants, tablettes et encadrements de fenêtres, dessous des avant-toits, ...)</text:span></text:p>
      <text:p text:style-name="P2">- <text:span text:style-name="T3">si possible j'aimerais profiter de subventions et optimiser les réductions d'impôts et la planification des travaux pour avoir le budget suffisant pour faire les travaux nécessaires.</text:span></text:p>
      <text:p text:style-name="P2"/>
      <text:p text:style-name="P3">Mes questions sont les suivantes:</text:p>
      <text:p text:style-name="P4"/>
      <text:p text:style-name="P4">- <text:span text:style-name="T8">Pouvez-vous me faire un devis pour effectuer un CECB Plus pour ma maison?</text:span></text:p>
      <text:p text:style-name="P4"/>
      <text:p text:style-name="P5">- Quels documents et informations dois-je collecter <text:span text:style-name="T8">et vous livrer</text:span> sur la maison pour pouvoir optimalement planifier les travaux, créer un dossier efficace pour obtenir des subventions et réduire les coûts superflus?</text:p>
      <text:list xml:id="list1002719470065348329" text:style-name="L1">
        <text:list-item>
          <text:p text:style-name="P10">Les plans originaux de la maison n'existent plus, mais j'ai dessiné moi-même des plans sous forme électronique à l'échelle 1:100, est-ce suffisant ou un architecte doit-il refaire/signer les plans?</text:p>
        </text:list-item>
        <text:list-item>
          <text:p text:style-name="P11">Je n'ai pas les factures originales pour le mazout (j'ai recopié sur une feuille la majorité des montants de livraison sur les 5 dernières années <text:span text:style-name="T8">que l'ancien propriétaire m'avait communiqué</text:span>) et l'électricité (j'ai l'estimation faite par BKW sur la consommation des dernières années). Est-ce suffisant ou dois-je demander des originaux?</text:p>
        </text:list-item>
        <text:list-item>
          <text:p text:style-name="P11">D'autres documents sont-ils <text:span text:style-name="T5">nécessaires</text:span>?</text:p>
          <text:p text:style-name="P11"/>
        </text:list-item>
      </text:list>
      <text:p text:style-name="P5">- J'ai constaté que le système de subventions pour 2017 a été modifié au niveau du canton de Berne:</text:p>
      <text:list xml:id="list1380935095376628690" text:style-name="L2">
        <text:list-item>
          <text:p text:style-name="P12">Est-ce exact que je suis obligé de faire un CECB Plus pour pouvoir obtenir une subvention?</text:p>
        </text:list-item>
        <text:list-item>
          <text:p text:style-name="P13">Refaire uniquement le toit et l'isoler ne m'ouvre plus de droits à des subventions: il faut que <text:soft-page-break/>je fasse encore d'autres travaux qui me permettront de gagner au moins deux classes d'énergie. Est-ce que mon analyse est correcte?</text:p>
        </text:list-item>
        <text:list-item>
          <text:p text:style-name="P13">Que me conseillez-vous de faire? Dois-je faire mon deuil d'éventuelles subventions car pas rentables ou puis-je quand même en bénéficier en faisant des travaux à faibles coûts supplémentaires (isolation plafond cave / sols ou autre)?</text:p>
        </text:list-item>
        <text:list-item>
          <text:p text:style-name="P14">Quel montant de subvention pensez-vous que je puisse obtenir et pour quels postes? <text:span text:style-name="T6">(isolation toiture, murs, cave, ...)</text:span></text:p>
        </text:list-item>
        <text:list-item>
          <text:p text:style-name="P15">Existe-t'il dans mon cas d'autres subventions que je ne connaîtrais pas en dehors des subventions cantonales?</text:p>
        </text:list-item>
        <text:list-item>
          <text:p text:style-name="P13">Dois-je obligatoirement faire appel à un architecte pour les travaux que j'entreprends ou puis-je diriger les travaux moi-même avec les artisans? (toiture, isolation périphérique, ventilation, cave, volets battants)</text:p>
        </text:list-item>
        <text:list-item>
          <text:p text:style-name="P13">Pouvez-vous me fournir des adresses d'architectes compétents et reconnus <text:span text:style-name="T8">avec lesquels vous avez travaillé et </text:span>offrant un bon rapport qualité/prix?</text:p>
        </text:list-item>
      </text:list>
      <text:p text:style-name="P7"/>
      <text:p text:style-name="P6">Merci d'avance pour vos réponses et <text:span text:style-name="T7">vos conseils</text:span>.</text:p>
      <text:p text:style-name="P6"/>
      <text:p text:style-name="P6">Meilleures Salutations,</text:p>
      <text:p text:style-name="P16">&lt;Nom + Té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4M38S</meta:editing-duration>
    <meta:editing-cycles>23</meta:editing-cycles>
    <meta:generator>LibreOffice/5.1.4.2$Windows_x86 LibreOffice_project/f99d75f39f1c57ebdd7ffc5f42867c12031db97a</meta:generator>
    <dc:date>2017-01-15T20:22:39.192000000</dc:date>
    <meta:document-statistic meta:table-count="0" meta:image-count="0" meta:object-count="0" meta:page-count="2" meta:paragraph-count="32" meta:word-count="702" meta:character-count="4412" meta:non-whitespace-character-count="3752"/>
    <meta:user-defined meta:name="Info 1"/>
    <meta:user-defined meta:name="Info 2"/>
    <meta:user-defined meta:name="Info 3"/>
    <meta:user-defined meta:name="Info 4"/>
  </office:meta>
</office:document-meta>
</file>